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4pt" fo:font-style="italic" officeooo:rsid="000c90a6" officeooo:paragraph-rsid="000c90a6" style:font-size-asian="14pt" style:font-style-asian="italic" style:font-size-complex="14pt" style:font-style-complex="italic"/>
    </style:style>
    <style:style style:name="P2" style:family="paragraph" style:parent-style-name="Standard">
      <style:text-properties fo:font-weight="bold" officeooo:rsid="000f6109" officeooo:paragraph-rsid="000f610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c90a6" officeooo:paragraph-rsid="000c90a6" fo:background-color="#ffff00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0f6109" officeooo:paragraph-rsid="000f6109" fo:background-color="#ffff00" style:font-size-asian="20pt" style:font-weight-asian="bold" style:font-size-complex="20pt" style:font-weight-complex="bold"/>
    </style:style>
    <style:style style:name="P5" style:family="paragraph" style:parent-style-name="Standard">
      <style:text-properties officeooo:rsid="000f6109" officeooo:paragraph-rsid="000f6109"/>
    </style:style>
    <style:style style:name="P6" style:family="paragraph" style:parent-style-name="Standard">
      <style:text-properties fo:font-size="12pt" fo:font-weight="normal" officeooo:rsid="000f6109" officeooo:paragraph-rsid="000f6109" fo:background-color="transparent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B4</text:p>
      <text:p text:style-name="Standard"/>
      <text:p text:style-name="Standard"/>
      <text:p text:style-name="P2">Python mongoDB connectivity:</text:p>
      <text:p text:style-name="P5"/>
      <text:p text:style-name="Standard">python -m venv env</text:p>
      <text:p text:style-name="Standard">Command 'python' not found, did you mean:</text:p>
      <text:p text:style-name="Standard"><text:s text:c="2"/>command 'python3' from deb python3</text:p>
      <text:p text:style-name="Standard"><text:s text:c="2"/>command 'python' from deb python-is-python3</text:p>
      <text:p text:style-name="Standard">prathamesh@prathamesh-Aspire-A515-52G:~$ python3 -m venv env</text:p>
      <text:p text:style-name="Standard">The virtual environment was not created successfully because ensurepip is not</text:p>
      <text:p text:style-name="Standard">available. <text:s/>On Debian/Ubuntu systems, you need to install the python3-venv</text:p>
      <text:p text:style-name="Standard">package using the following command.</text:p>
      <text:p text:style-name="Standard"/>
      <text:p text:style-name="Standard"><text:s text:c="4"/>apt install python3.10-venv</text:p>
      <text:p text:style-name="Standard"/>
      <text:p text:style-name="Standard">You may need to use sudo with that command. <text:s/>After installing the python3-venv</text:p>
      <text:p text:style-name="Standard">package, recreate your virtual environment.</text:p>
      <text:p text:style-name="Standard"/>
      <text:p text:style-name="Standard">Failing command: ['/home/prathamesh/env/bin/python3', '-Im', 'ensurepip', '--upgrade', '--default-pip']</text:p>
      <text:p text:style-name="Standard"/>
      <text:p text:style-name="Standard">prathamesh@prathamesh-Aspire-A515-52G:~$ sudo apt install python3.10-venv</text:p>
      <text:p text:style-name="Standard">[sudo] password for prathamesh: 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The following additional packages will be installed:</text:p>
      <text:p text:style-name="Standard"><text:s text:c="2"/>python3-pip-whl python3-setuptools-whl</text:p>
      <text:p text:style-name="Standard">The following NEW packages will be installed:</text:p>
      <text:p text:style-name="Standard"><text:s text:c="2"/>python3-pip-whl python3-setuptools-whl python3.10-venv</text:p>
      <text:p text:style-name="Standard">0 upgraded, 3 newly installed, 0 to remove and 191 not upgraded.</text:p>
      <text:p text:style-name="Standard">Need to get 2,473 kB of archives.</text:p>
      <text:p text:style-name="Standard">After this operation, 2,882 kB of additional disk space will be used.</text:p>
      <text:p text:style-name="Standard">Do you want to continue? [Y/n] y</text:p>
      <text:p text:style-name="Standard">Get:1 http://us.archive.ubuntu.com/ubuntu jammy/universe amd64 python3-pip-whl all 22.0.2+dfsg-1 [1,679 kB]</text:p>
      <text:p text:style-name="Standard">Get:2 http://us.archive.ubuntu.com/ubuntu jammy/universe amd64 python3-setuptools-whl all 59.6.0-1.2 [788 kB]</text:p>
      <text:p text:style-name="Standard">Get:3 http://us.archive.ubuntu.com/ubuntu jammy-updates/universe amd64 python3.10-venv amd64 3.10.6-1~22.04.1 [5,720 B] <text:s text:c="82"/></text:p>
      <text:p text:style-name="Standard">Fetched 2,473 kB in 8s (320 kB/s) <text:s text:c="168"/></text:p>
      <text:p text:style-name="Standard">Selecting previously unselected package python3-pip-whl.</text:p>
      <text:p text:style-name="Standard">(Reading database ... 168377 files and directories currently installed.)</text:p>
      <text:p text:style-name="Standard">Preparing to unpack .../python3-pip-whl_22.0.2+dfsg-1_all.deb ...</text:p>
      <text:p text:style-name="Standard">Unpacking python3-pip-whl (22.0.2+dfsg-1) ...</text:p>
      <text:p text:style-name="Standard">Selecting previously unselected package python3-setuptools-whl.</text:p>
      <text:p text:style-name="Standard"><text:soft-page-break/>Preparing to unpack .../python3-setuptools-whl_59.6.0-1.2_all.deb ...</text:p>
      <text:p text:style-name="Standard">Unpacking python3-setuptools-whl (59.6.0-1.2) ...</text:p>
      <text:p text:style-name="Standard">Selecting previously unselected package python3.10-venv.</text:p>
      <text:p text:style-name="Standard">Preparing to unpack .../python3.10-venv_3.10.6-1~22.04.1_amd64.deb ...</text:p>
      <text:p text:style-name="Standard">Unpacking python3.10-venv (3.10.6-1~22.04.1) ...</text:p>
      <text:p text:style-name="Standard">Setting up python3-setuptools-whl (59.6.0-1.2) ...</text:p>
      <text:p text:style-name="Standard">Setting up python3-pip-whl (22.0.2+dfsg-1) ...</text:p>
      <text:p text:style-name="Standard">Setting up python3.10-venv (3.10.6-1~22.04.1) ...</text:p>
      <text:p text:style-name="Standard">prathamesh@prathamesh-Aspire-A515-52G:~$ python3 -m venv env</text:p>
      <text:p text:style-name="Standard">prathamesh@prathamesh-Aspire-A515-52G:~$ source env/bin/activate</text:p>
      <text:p text:style-name="Standard">(env) prathamesh@prathamesh-Aspire-A515-52G:~$ python -m pip install "pymongo[srv]"</text:p>
      <text:p text:style-name="Standard">Collecting pymongo[srv]</text:p>
      <text:p text:style-name="Standard"><text:s text:c="2"/>Downloading pymongo-4.3.3-cp310-cp310-manylinux_2_17_x86_64.manylinux2014_x86_64.whl (492 kB)</text:p>
      <text:p text:style-name="Standard"><text:s text:c="5"/>━━━━━━━━━━━━━━━━━━━━━━━━━━━━━━━━━━━━━━━━ 492.9/492.9 KB 4.7 MB/s eta 0:00:00</text:p>
      <text:p text:style-name="Standard">Collecting dnspython&lt;3.0.0,&gt;=1.16.0</text:p>
      <text:p text:style-name="Standard"><text:s text:c="2"/>Downloading dnspython-2.2.1-py3-none-any.whl (269 kB)</text:p>
      <text:p text:style-name="Standard"><text:s text:c="5"/>━━━━━━━━━━━━━━━━━━━━━━━━━━━━━━━━━━━━━━━━ 269.1/269.1 KB 8.0 MB/s eta 0:00:00</text:p>
      <text:p text:style-name="Standard">Installing collected packages: dnspython, pymongo</text:p>
      <text:p text:style-name="Standard">Successfully installed dnspython-2.2.1 pymongo-4.3.3</text:p>
      <text:p text:style-name="Standard">(env) prathamesh@prathamesh-Aspire-A515-52G:~$ </text:p>
      <text:p text:style-name="Standard"/>
      <text:p text:style-name="Standard"/>
      <text:p text:style-name="Standard"/>
      <text:p text:style-name="Standard">use AssignmentB4</text:p>
      <text:p text:style-name="Standard">switched to db AssignmentB4</text:p>
      <text:p text:style-name="Standard">AssignmentB4&gt; db.createCollection("student")</text:p>
      <text:p text:style-name="Standard">{ ok: 1 }</text:p>
      <text:p text:style-name="Standard">AssignmentB4&gt; </text:p>
      <text:p text:style-name="Standard"/>
      <text:p text:style-name="Standard"/>
      <text:p text:style-name="P4">Python code:</text:p>
      <text:p text:style-name="P4"/>
      <text:p text:style-name="P6">from pymongo import MongoClient</text:p>
      <text:p text:style-name="P6"/>
      <text:p text:style-name="P6">try:</text:p>
      <text:p text:style-name="P6"><text:tab/>client=MongoClient()</text:p>
      <text:p text:style-name="P6"><text:tab/>print("Connection succesful!")</text:p>
      <text:p text:style-name="P6">except:</text:p>
      <text:p text:style-name="P6"><text:tab/>print("could not connect to mongoDB!")</text:p>
      <text:p text:style-name="P6"><text:tab/></text:p>
      <text:p text:style-name="P6">client=MongoClient("mongodb://localhost:27017/")</text:p>
      <text:p text:style-name="P6">mydatabase=client.AssignmentB4</text:p>
      <text:p text:style-name="P6">mycollection=mydatabase.student</text:p>
      <text:p text:style-name="P6"/>
      <text:p text:style-name="P6"><text:soft-page-break/>def insert(id, name, age, city):</text:p>
      <text:p text:style-name="P6"><text:tab/>document={'ID':id,</text:p>
      <text:p text:style-name="P6"><text:tab/><text:tab/>'NAME':name,</text:p>
      <text:p text:style-name="P6"><text:tab/><text:tab/>'AGE':age,</text:p>
      <text:p text:style-name="P6"><text:tab/><text:tab/>'CITY':city<text:tab/> }</text:p>
      <text:p text:style-name="P6"><text:tab/><text:tab/></text:p>
      <text:p text:style-name="P6"><text:tab/>mycollection.insert_one(document)</text:p>
      <text:p text:style-name="P6"><text:tab/>print("Data Inserted succesfully!")</text:p>
      <text:p text:style-name="P6"><text:tab/></text:p>
      <text:p text:style-name="P6"><text:tab/></text:p>
      <text:p text:style-name="P6">def update(id, name, age, city):</text:p>
      <text:p text:style-name="P6"><text:tab/>result=mycollection.update_many({'ID':id},{'$set':{'NAME':name, 'AGE':age, 'CITY':city}})</text:p>
      <text:p text:style-name="P6"><text:tab/>print("Data updated with id:", result)</text:p>
      <text:p text:style-name="P6"><text:tab/>print("Total records updated:",result.matched_count)</text:p>
      <text:p text:style-name="P6"><text:tab/></text:p>
      <text:p text:style-name="P6">def display():</text:p>
      <text:p text:style-name="P6"><text:tab/>result=mycollection.find()</text:p>
      <text:p text:style-name="P6"><text:tab/>for document in result:</text:p>
      <text:p text:style-name="P6"><text:tab/><text:tab/>print(document)</text:p>
      <text:p text:style-name="P6"><text:tab/></text:p>
      <text:p text:style-name="P6">def delete(id):</text:p>
      <text:p text:style-name="P6"><text:tab/>result=mycollection.delete_many({'ID':id})</text:p>
      <text:p text:style-name="P6"><text:tab/>print("Data deleted with id:",result)</text:p>
      <text:p text:style-name="P6"><text:tab/></text:p>
      <text:p text:style-name="P6">while True:</text:p>
      <text:p text:style-name="P6"><text:tab/>print("0.Exit")</text:p>
      <text:p text:style-name="P6"><text:tab/>print("1.Display")</text:p>
      <text:p text:style-name="P6"><text:tab/>print("2.Insert")</text:p>
      <text:p text:style-name="P6"><text:tab/>print("3.Delete")</text:p>
      <text:p text:style-name="P6"><text:tab/>print("4.Update")</text:p>
      <text:p text:style-name="P6"><text:tab/></text:p>
      <text:p text:style-name="P6"><text:tab/>choice=int(input("Enter your choice"))</text:p>
      <text:p text:style-name="P6"><text:tab/></text:p>
      <text:p text:style-name="P6"><text:tab/>if choice==0:</text:p>
      <text:p text:style-name="P6"><text:tab/><text:tab/>exit()</text:p>
      <text:p text:style-name="P6"><text:tab/>elif choice==1:</text:p>
      <text:p text:style-name="P6"><text:tab/><text:tab/>print("Data in the table:\n")</text:p>
      <text:p text:style-name="P6"><text:tab/><text:tab/>display()</text:p>
      <text:p text:style-name="P6"><text:tab/>elif choice==2:</text:p>
      <text:p text:style-name="P6"><text:tab/><text:tab/>print("Insert data")</text:p>
      <text:p text:style-name="P6"><text:tab/><text:tab/>id=input("Enter student id")</text:p>
      <text:p text:style-name="P6"><text:tab/><text:tab/>name=input("Enter name of the student")</text:p>
      <text:p text:style-name="P6"><text:tab/><text:tab/>age=input("Enter age of student")</text:p>
      <text:p text:style-name="P6"><text:tab/><text:tab/>city=input("Enter city of student")</text:p>
      <text:p text:style-name="P6"><text:tab/><text:tab/>insert(id,name,age,city)</text:p>
      <text:p text:style-name="P6"><text:tab/>elif choice==3:</text:p>
      <text:p text:style-name="P6"><text:soft-page-break/><text:tab/><text:tab/>print("Delete data")</text:p>
      <text:p text:style-name="P6"><text:tab/><text:tab/>id=input("Enter id of student whose data you want to delete")</text:p>
      <text:p text:style-name="P6"><text:tab/><text:tab/>delete(id)</text:p>
      <text:p text:style-name="P6"><text:tab/>elif choice==4:</text:p>
      <text:p text:style-name="P6"><text:tab/><text:tab/>print("Update data")</text:p>
      <text:p text:style-name="P6"><text:tab/><text:tab/>id=input("Enter id of student whose data you want to update")</text:p>
      <text:p text:style-name="P6"><text:tab/><text:tab/>name=input("Enter name to update")</text:p>
      <text:p text:style-name="P6"><text:tab/><text:tab/>age=input("Enter age to update")</text:p>
      <text:p text:style-name="P6"><text:tab/><text:tab/>city=input("Enter city to update")</text:p>
      <text:p text:style-name="P6"><text:tab/><text:tab/>update(id,name,age,city)</text:p>
      <text:p text:style-name="P6"><text:tab/>else:</text:p>
      <text:p text:style-name="P6"><text:tab/><text:tab/>print("Wrong choice! Enter valid choice")</text:p>
      <text:p text:style-name="P6"><text:tab/><text:tab/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4pt" fo:font-style="italic" officeooo:rsid="000c90a6" officeooo:paragraph-rsid="000c90a6" style:font-size-asian="14pt" style:font-style-asian="italic" style:font-size-complex="14pt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Bhaiyasaheb Chaudhari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00:32:48.267794493</meta:creation-date>
    <dc:date>2022-11-22T01:47:15.206822857</dc:date>
    <meta:editing-duration>PT44M6S</meta:editing-duration>
    <meta:editing-cycles>1</meta:editing-cycles>
    <meta:document-statistic meta:table-count="0" meta:image-count="0" meta:object-count="0" meta:page-count="4" meta:paragraph-count="132" meta:word-count="485" meta:character-count="5129" meta:non-whitespace-character-count="4401"/>
    <meta:generator>LibreOffice/7.3.5.2$Linux_X86_64 LibreOffice_project/30$Build-2</meta:generator>
  </office:meta>
</office:document-meta>
</file>